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PCB Edge Programming</text:span> Interface (PEPI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Internal Flash SPI Chip Sel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nternal Flash SPI IO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nternal Flash SPI IO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ternal Flash SPI Clo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nternal Flash SPI IO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Internal Flash SPI IO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Master JTAG debugg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I2C Bus Cl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I2C Bus D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 Reciev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 Transm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IO0 strapping p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P_PU</text:p>
          </table:table-cell>
          <table:table-cell office:value-type="string" calcext:value-type="string">
            <text:p>Reset P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3.3v power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CB Edge GPIO Interface (PEGI)</text:p>
          </table:table-cell>
          <table:covered-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+3.3v p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2:31:39.400513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36:29.606995209</meta:creation-date>
    <dc:date>2021-05-23T12:40:28.095079459</dc:date>
    <meta:editing-duration>PT5H31M8S</meta:editing-duration>
    <meta:editing-cycles>3</meta:editing-cycles>
    <meta:generator>LibreOffice/7.1.3.2$Linux_X86_64 LibreOffice_project/10$Build-2</meta:generator>
    <meta:document-statistic meta:table-count="1" meta:cell-count="119" meta:object-count="0"/>
  </office:meta>
</office:document-meta>
</file>